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3e68" officeooo:paragraph-rsid="000e3e68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e3e68" officeooo:paragraph-rsid="000e3e6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e3e68" officeooo:paragraph-rsid="000f7e5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0e3e68" officeooo:paragraph-rsid="0012e9f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6ada9" officeooo:paragraph-rsid="0016ada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0e3e68" officeooo:paragraph-rsid="000e3e6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fo:font-weight="bold" officeooo:rsid="000e3e68" officeooo:paragraph-rsid="000f7e5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6ada9" officeooo:paragraph-rsid="0016ada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6ada9" officeooo:paragraph-rsid="0016ada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a63f7" officeooo:paragraph-rsid="001a63f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normal" officeooo:rsid="001fb697" officeooo:paragraph-rsid="001fb69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8777c" officeooo:paragraph-rsid="0018777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Times New Roman" fo:font-size="14pt" fo:letter-spacing="normal" fo:font-style="normal" style:text-underline-style="none" fo:font-weight="bold" officeooo:rsid="0018777c" officeooo:paragraph-rsid="001a63f7" style:font-weight-asian="bold" style:font-weight-complex="bold"/>
    </style:style>
    <style:style style:name="T1" style:family="text">
      <style:text-properties officeooo:rsid="000fc02b"/>
    </style:style>
    <style:style style:name="T2" style:family="text">
      <style:text-properties style:text-underline-style="none"/>
    </style:style>
    <style:style style:name="T3" style:family="text">
      <style:text-properties officeooo:rsid="0018777c"/>
    </style:style>
    <style:style style:name="T4" style:family="text">
      <style:text-properties officeooo:rsid="001a63f7"/>
    </style:style>
    <style:style style:name="T5" style:family="text">
      <style:text-properties officeooo:rsid="001c1f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2 (Linux)</text:p>
      <text:p text:style-name="P1"/>
      <text:p text:style-name="P6">1. Создать файл file1 и наполнить его произвольным содержимым. Скопировать его в file2. Создать символическую ссылку file3 на file1. Создать жесткую ссылку file4 на file1. Посмотреть, какие айноды у файлов. Удалить file1. Что стало с остальными созданными файлами? Попробовать вывести их на экран.</text:p>
      <text:p text:style-name="P6"/>
      <text:p text:style-name="P2">echo 'Hello World' &gt; file1</text:p>
      <text:p text:style-name="P2">cat &lt; file1 | tee file2</text:p>
      <text:p text:style-name="P2">ln -s file1 file3</text:p>
      <text:p text:style-name="P2">ln file1 file4</text:p>
      <text:p text:style-name="P2">ls -li</text:p>
      <text:p text:style-name="P2">rm file1</text:p>
      <text:p text:style-name="P2"/>
      <text:p text:style-name="P2"/>
      <text:p text:style-name="P6">2. Дать созданным файлам другие, произвольные имена. Создать новую символическую ссылку. Переместить ссылки в другую директорию.</text:p>
      <text:p text:style-name="P6"/>
      <text:p text:style-name="P3">mv file2 file22| mv file3 file33 | mv file4 file44</text:p>
      <text:p text:style-name="P3">mkdir test</text:p>
      <text:p text:style-name="P3">ln -s file22 fil</text:p>
      <text:p text:style-name="P3">mv fil ./test <text:span text:style-name="T1">| mv file22 ./test | mv file33 ./test | mv file44 ./tes</text:span></text:p>
      <text:p text:style-name="P3"/>
      <text:p text:style-name="P7">3. Создать два произвольных файла. Первому присвоить права на чтение, запись для владельца и группы, только на чтение для всех. Второму присвоить права на чтение, запись только для владельца. Сделать это в численном и символьном виде.</text:p>
      <text:p text:style-name="P7"/>
      <text:p text:style-name="P3">echo 'What is your name bro?' &gt; file1</text:p>
      <text:p text:style-name="P3">cat &lt; file1 | tee file2 <text:tab/></text:p>
      <text:p text:style-name="P4">chmod u+r file1</text:p>
      <text:p text:style-name="P4">chmod g=r file2</text:p>
      <text:p text:style-name="P4"/>
      <text:p text:style-name="P7">4. Создать пользователя, обладающего возможностью выполнять действия от имени суперпользователя.</text:p>
      <text:p text:style-name="P3"/>
      <text:p text:style-name="P3">sudo adduser dasha</text:p>
      <text:p text:style-name="P3">sudo usermod -aG sudo dasha</text:p>
      <text:p text:style-name="P3"/>
      <text:p text:style-name="P3"/>
      <text:p text:style-name="P7"><text:soft-page-break/>5. * Создать группу developer, несколько пользователей, входящих в эту группу. Создать директорию для совместной работы. Сделать так, чтобы созданные одними пользователями файлы могли изменять другие пользователи этой группы.</text:p>
      <text:p text:style-name="P7"/>
      <text:p text:style-name="P5">sudo groupadd developer </text:p>
      <text:p text:style-name="P5">sudo adduser dasha <text:span text:style-name="T3">| </text:span><text:span text:style-name="T2">sudo adduser max</text:span></text:p>
      <text:p text:style-name="P8">sudo usermod -g developer dasha <text:s/><text:span text:style-name="T3">| </text:span>sudo usermod -g developer max</text:p>
      <text:p text:style-name="P8">mkdir papka</text:p>
      <text:p text:style-name="P8">chmod g=rwx papka</text:p>
      <text:p text:style-name="P8"/>
      <text:p text:style-name="P12">6. * Создать в директории для совместной работы поддиректорию для обмена файлами, но чтобы удалять файлы могли только их создатели.</text:p>
      <text:p text:style-name="P12"/>
      <text:p text:style-name="P10">mkdir papka/pod_dir </text:p>
      <text:p text:style-name="P10">chmod u=rwx,g=r,o=r pod_dir</text:p>
      <text:p text:style-name="P10"/>
      <text:p text:style-name="P13"/>
      <text:p text:style-name="P12">7. * Создать директорию, в которой есть несколько файлов. Сделать так, чтобы открыть файлы можно только, зная имя файла, а через ls список файлов посмотреть нельзя.</text:p>
      <text:p text:style-name="P12"/>
      <text:p text:style-name="P11">mkdir pr_dir</text:p>
      <text:p text:style-name="P11">touch ./pr_dir/.file1</text:p>
      <text:p text:style-name="P11">touch ./pr_dir/.file2</text:p>
      <text:p text:style-name="P11">ls -a pr_dir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1T09:25:30.193937354</meta:creation-date>
    <dc:date>2021-01-12T21:26:28.567517178</dc:date>
    <meta:editing-duration>PT17M2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2" meta:paragraph-count="35" meta:word-count="304" meta:character-count="1935" meta:non-whitespace-character-count="1661"/>
  </office:meta>
</office:document-meta>
</file>